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InvocationChecker.checkMissingInvocation( List &lt; Invocation &gt; invocations , MatchableInvocation wan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issingInvocationChecker.MissingInvocationChe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issingInvocationChecker.checkMissingInvocation( List &lt; Invocation &gt; invocations , MatchableInvocation wanted , InOr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